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5.8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e5f1" style:text-align-source="fix" style:repeat-content="false" fo:wrap-option="wrap" fo:border="0.74pt solid #00549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3e5f1" style:text-align-source="fix" style:repeat-content="false" fo:border="0.74pt solid #00549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Número de mensaje <text:s text:c="2"/>Nombre del documento</text:p>
          </table:table-cell>
          <table:table-cell table:style-name="ce4" office:value-type="string" calcext:value-type="string">
            <text:p>Mensaje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o se ha encontrado tarjeta S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 se pudo abrir o modificar el archivo de datos de la tarjeta S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 se ha encontrado el sensor de presión BMP28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mperatura: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°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(s),t_vuelo(s),Estado,AccelXraw,AccelYraw,AccelZraw,gyroX,gyroY,gyroZ,Altitud,AccelX(m/s2)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7:46:33.970000000</meta:creation-date>
    <dc:date>2023-01-24T01:06:50.836000000</dc:date>
    <meta:editing-duration>PT56M17S</meta:editing-duration>
    <meta:editing-cycles>1</meta:editing-cycles>
    <meta:document-statistic meta:table-count="1" meta:cell-count="14" meta:object-count="0"/>
    <meta:generator>LibreOffice/7.2.0.4$Windows_X86_64 LibreOffice_project/9a9c6381e3f7a62afc1329bd359cc48accb6435b</meta:generator>
  </office:meta>
</office:document-meta>
</file>